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4mm"/>
    </style:style>
    <style:style style:name="co2" style:family="table-column">
      <style:table-column-properties fo:break-before="auto" style:column-width="26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fc_1000000.ukp</text:p>
          </table:table-cell>
          <table:table-cell office:value-type="float" office:value="0.063439" calcext:value-type="float">
            <text:p>0.063439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c_1000000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c_1000000.ukp</text:p>
          </table:table-cell>
          <table:table-cell office:value-type="float" office:value="124284" calcext:value-type="float">
            <text:p>124284</text:p>
          </table:table-cell>
          <table:table-cell office:value-type="float" office:value="13504" calcext:value-type="float">
            <text:p>13504</text:p>
          </table:table-cell>
          <table:table-cell/>
          <table:table-cell office:value-type="string" calcext:value-type="string">
            <text:p>fc_1000000.ukp</text:p>
          </table:table-cell>
          <table:table-cell table:number-columns-repeated="2" office:value-type="float" office:value="7500000" calcext:value-type="float">
            <text:p>7500000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c_c_1000000_wmin_1_wmax_c.ukp</text:p>
          </table:table-cell>
          <table:table-cell office:value-type="float" office:value="0.096001" calcext:value-type="float">
            <text:p>0.09600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c_c_1000000_wmin_1_wmax_c.ukp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c_c_1000000_wmin_1_wmax_c.ukp</text:p>
          </table:table-cell>
          <table:table-cell office:value-type="float" office:value="124376" calcext:value-type="float">
            <text:p>124376</text:p>
          </table:table-cell>
          <table:table-cell office:value-type="float" office:value="13532" calcext:value-type="float">
            <text:p>13532</text:p>
          </table:table-cell>
          <table:table-cell/>
          <table:table-cell office:value-type="string" calcext:value-type="string">
            <text:p>fc_c_1000000_wmin_1_wmax_c.ukp</text:p>
          </table:table-cell>
          <table:table-cell table:number-columns-repeated="2" office:value-type="float" office:value="255000000" calcext:value-type="float">
            <text:p>255000000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hd_1000000.ukp</text:p>
          </table:table-cell>
          <table:table-cell office:value-type="float" office:value="0.055848" calcext:value-type="float">
            <text:p>0.055848</text:p>
          </table:table-cell>
          <table:table-cell office:value-type="float" office:value="0.03667" calcext:value-type="float">
            <text:p>0.03667</text:p>
          </table:table-cell>
          <table:table-cell/>
          <table:table-cell office:value-type="string" calcext:value-type="string">
            <text:p>fhd_1000000.ukp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hd_1000000.ukp</text:p>
          </table:table-cell>
          <table:table-cell office:value-type="float" office:value="137772" calcext:value-type="float">
            <text:p>137772</text:p>
          </table:table-cell>
          <table:table-cell office:value-type="float" office:value="17888" calcext:value-type="float">
            <text:p>17888</text:p>
          </table:table-cell>
          <table:table-cell/>
          <table:table-cell office:value-type="string" calcext:value-type="string">
            <text:p>fhd_1000000.ukp</text:p>
          </table:table-cell>
          <table:table-cell table:number-columns-repeated="2" office:value-type="float" office:value="130436250000" calcext:value-type="float">
            <text:p>130436250000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hd_c_1000000_wmin_1_wmax_c.ukp</text:p>
          </table:table-cell>
          <table:table-cell office:value-type="float" office:value="90.471348" calcext:value-type="float">
            <text:p>90.471348</text:p>
          </table:table-cell>
          <table:table-cell table:number-columns-repeated="2"/>
          <table:table-cell office:value-type="string" calcext:value-type="string">
            <text:p>fhd_c_1000000_wmin_1_wmax_c.ukp</text:p>
          </table:table-cell>
          <table:table-cell office:value-type="float" office:value="90.59" calcext:value-type="float">
            <text:p>90.59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fhd_c_1000000_wmin_1_wmax_c.ukp</text:p>
          </table:table-cell>
          <table:table-cell office:value-type="float" office:value="137820" calcext:value-type="float">
            <text:p>137820</text:p>
          </table:table-cell>
          <table:table-cell office:value-type="float" office:value="48984" calcext:value-type="float">
            <text:p>48984</text:p>
          </table:table-cell>
          <table:table-cell/>
          <table:table-cell office:value-type="string" calcext:value-type="string">
            <text:p>fhd_c_1000000_wmin_1_wmax_c.ukp</text:p>
          </table:table-cell>
          <table:table-cell office:value-type="float" office:value="24071100004008" calcext:value-type="float">
            <text:p>24071100004008</text:p>
          </table:table-cell>
          <table:table-cell/>
          <table:table-cell table:formula="of:=([.N5] = [.O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h_1000000.ukp</text:p>
          </table:table-cell>
          <table:table-cell office:value-type="float" office:value="24.826567" calcext:value-type="float">
            <text:p>24.826567</text:p>
          </table:table-cell>
          <table:table-cell office:value-type="float" office:value="55.02999" calcext:value-type="float">
            <text:p>55.02999</text:p>
          </table:table-cell>
          <table:table-cell/>
          <table:table-cell office:value-type="string" calcext:value-type="string">
            <text:p>frh_1000000.ukp</text:p>
          </table:table-cell>
          <table:table-cell office:value-type="float" office:value="24.93" calcext:value-type="float">
            <text:p>24.93</text:p>
          </table:table-cell>
          <table:table-cell office:value-type="float" office:value="55.02" calcext:value-type="float">
            <text:p>55.02</text:p>
          </table:table-cell>
          <table:table-cell/>
          <table:table-cell office:value-type="string" calcext:value-type="string">
            <text:p>frh_1000000.ukp</text:p>
          </table:table-cell>
          <table:table-cell office:value-type="float" office:value="137692" calcext:value-type="float">
            <text:p>137692</text:p>
          </table:table-cell>
          <table:table-cell office:value-type="float" office:value="66200" calcext:value-type="float">
            <text:p>66200</text:p>
          </table:table-cell>
          <table:table-cell/>
          <table:table-cell office:value-type="string" calcext:value-type="string">
            <text:p>frh_1000000.ukp</text:p>
          </table:table-cell>
          <table:table-cell table:number-columns-repeated="2" office:value-type="float" office:value="5531963" calcext:value-type="float">
            <text:p>5531963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rh_c_1000000_wmin_1_wmax_c.ukp</text:p>
          </table:table-cell>
          <table:table-cell office:value-type="float" office:value="0.059064" calcext:value-type="float">
            <text:p>0.059064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rh_c_1000000_wmin_1_wmax_c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frh_c_1000000_wmin_1_wmax_c.ukp</text:p>
          </table:table-cell>
          <table:table-cell office:value-type="float" office:value="137760" calcext:value-type="float">
            <text:p>137760</text:p>
          </table:table-cell>
          <table:table-cell office:value-type="float" office:value="13468" calcext:value-type="float">
            <text:p>13468</text:p>
          </table:table-cell>
          <table:table-cell/>
          <table:table-cell office:value-type="string" calcext:value-type="string">
            <text:p>frh_c_1000000_wmin_1_wmax_c.ukp</text:p>
          </table:table-cell>
          <table:table-cell table:number-columns-repeated="2" office:value-type="float" office:value="6428570" calcext:value-type="float">
            <text:p>6428570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_1000000.ukp</text:p>
          </table:table-cell>
          <table:table-cell office:value-type="float" office:value="0.065151" calcext:value-type="float">
            <text:p>0.065151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s_1000000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s_1000000.ukp</text:p>
          </table:table-cell>
          <table:table-cell office:value-type="float" office:value="138376" calcext:value-type="float">
            <text:p>138376</text:p>
          </table:table-cell>
          <table:table-cell office:value-type="float" office:value="13416" calcext:value-type="float">
            <text:p>13416</text:p>
          </table:table-cell>
          <table:table-cell/>
          <table:table-cell office:value-type="string" calcext:value-type="string">
            <text:p>fs_1000000.ukp</text:p>
          </table:table-cell>
          <table:table-cell table:number-columns-repeated="2" office:value-type="float" office:value="7293548" calcext:value-type="float">
            <text:p>7293548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aw_1000000.ukp</text:p>
          </table:table-cell>
          <table:table-cell office:value-type="float" office:value="2.145601" calcext:value-type="float">
            <text:p>2.145601</text:p>
          </table:table-cell>
          <table:table-cell office:value-type="float" office:value="0.75667" calcext:value-type="float">
            <text:p>0.75667</text:p>
          </table:table-cell>
          <table:table-cell/>
          <table:table-cell office:value-type="string" calcext:value-type="string">
            <text:p>fsaw_1000000.ukp</text:p>
          </table:table-cell>
          <table:table-cell office:value-type="float" office:value="2.24" calcext:value-type="float">
            <text:p>2.24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fsaw_1000000.ukp</text:p>
          </table:table-cell>
          <table:table-cell office:value-type="float" office:value="137728" calcext:value-type="float">
            <text:p>137728</text:p>
          </table:table-cell>
          <table:table-cell office:value-type="float" office:value="18436" calcext:value-type="float">
            <text:p>18436</text:p>
          </table:table-cell>
          <table:table-cell/>
          <table:table-cell office:value-type="string" calcext:value-type="string">
            <text:p>fsaw_1000000.ukp</text:p>
          </table:table-cell>
          <table:table-cell table:number-columns-repeated="2" office:value-type="float" office:value="7403799" calcext:value-type="float">
            <text:p>7403799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aw_c_1000000_wmin_1_wmax_c.ukp</text:p>
          </table:table-cell>
          <table:table-cell office:value-type="float" office:value="0.309143" calcext:value-type="float">
            <text:p>0.30914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saw_c_1000000_wmin_1_wmax_c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fsaw_c_1000000_wmin_1_wmax_c.ukp</text:p>
          </table:table-cell>
          <table:table-cell office:value-type="float" office:value="137868" calcext:value-type="float">
            <text:p>137868</text:p>
          </table:table-cell>
          <table:table-cell office:value-type="float" office:value="13668" calcext:value-type="float">
            <text:p>13668</text:p>
          </table:table-cell>
          <table:table-cell/>
          <table:table-cell office:value-type="string" calcext:value-type="string">
            <text:p>fsaw_c_1000000_wmin_1_wmax_c.ukp</text:p>
          </table:table-cell>
          <table:table-cell table:number-columns-repeated="2" office:value-type="float" office:value="46666649" calcext:value-type="float">
            <text:p>46666649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_c_1000000_wmin_1_wmax_c.ukp</text:p>
          </table:table-cell>
          <table:table-cell office:value-type="float" office:value="0.063969" calcext:value-type="float">
            <text:p>0.06396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s_c_1000000_wmin_1_wmax_c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s_c_1000000_wmin_1_wmax_c.ukp</text:p>
          </table:table-cell>
          <table:table-cell office:value-type="float" office:value="138464" calcext:value-type="float">
            <text:p>138464</text:p>
          </table:table-cell>
          <table:table-cell office:value-type="float" office:value="13572" calcext:value-type="float">
            <text:p>13572</text:p>
          </table:table-cell>
          <table:table-cell/>
          <table:table-cell office:value-type="string" calcext:value-type="string">
            <text:p>fs_c_1000000_wmin_1_wmax_c.ukp</text:p>
          </table:table-cell>
          <table:table-cell table:number-columns-repeated="2" office:value-type="float" office:value="46666648" calcext:value-type="float">
            <text:p>46666648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_1000000.ukp</text:p>
          </table:table-cell>
          <table:table-cell office:value-type="float" office:value="7.779086" calcext:value-type="float">
            <text:p>7.779086</text:p>
          </table:table-cell>
          <table:table-cell table:number-columns-repeated="2"/>
          <table:table-cell office:value-type="string" calcext:value-type="string">
            <text:p>fu_1000000.ukp</text:p>
          </table:table-cell>
          <table:table-cell office:value-type="float" office:value="7.88" calcext:value-type="float">
            <text:p>7.8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fu_1000000.ukp</text:p>
          </table:table-cell>
          <table:table-cell office:value-type="float" office:value="137712" calcext:value-type="float">
            <text:p>137712</text:p>
          </table:table-cell>
          <table:table-cell office:value-type="float" office:value="27024" calcext:value-type="float">
            <text:p>27024</text:p>
          </table:table-cell>
          <table:table-cell/>
          <table:table-cell office:value-type="string" calcext:value-type="string">
            <text:p>fu_1000000.ukp</text:p>
          </table:table-cell>
          <table:table-cell office:value-type="float" office:value="53297693" calcext:value-type="float">
            <text:p>53297693</text:p>
          </table:table-cell>
          <table:table-cell/>
          <table:table-cell table:formula="of:=([.N12] = [.O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_c_1000000_wmin_1_wmax_c.ukp</text:p>
          </table:table-cell>
          <table:table-cell office:value-type="float" office:value="0.087649" calcext:value-type="float">
            <text:p>0.087649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u_c_1000000_wmin_1_wmax_c.ukp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u_c_1000000_wmin_1_wmax_c.ukp</text:p>
          </table:table-cell>
          <table:table-cell office:value-type="float" office:value="137776" calcext:value-type="float">
            <text:p>137776</text:p>
          </table:table-cell>
          <table:table-cell office:value-type="float" office:value="13644" calcext:value-type="float">
            <text:p>13644</text:p>
          </table:table-cell>
          <table:table-cell/>
          <table:table-cell office:value-type="string" calcext:value-type="string">
            <text:p>fu_c_1000000_wmin_1_wmax_c.ukp</text:p>
          </table:table-cell>
          <table:table-cell table:number-columns-repeated="2" office:value-type="float" office:value="119761794" calcext:value-type="float">
            <text:p>119761794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w_1000000.ukp</text:p>
          </table:table-cell>
          <table:table-cell office:value-type="float" office:value="0.066802" calcext:value-type="float">
            <text:p>0.06680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w_1000000.ukp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w_1000000.ukp</text:p>
          </table:table-cell>
          <table:table-cell office:value-type="float" office:value="138332" calcext:value-type="float">
            <text:p>138332</text:p>
          </table:table-cell>
          <table:table-cell office:value-type="float" office:value="13540" calcext:value-type="float">
            <text:p>13540</text:p>
          </table:table-cell>
          <table:table-cell/>
          <table:table-cell office:value-type="string" calcext:value-type="string">
            <text:p>fw_1000000.ukp</text:p>
          </table:table-cell>
          <table:table-cell table:number-columns-repeated="2" office:value-type="float" office:value="7018326" calcext:value-type="float">
            <text:p>7018326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w_c_1000000_wmin_1_wmax_c.ukp</text:p>
          </table:table-cell>
          <table:table-cell office:value-type="float" office:value="0.062323" calcext:value-type="float">
            <text:p>0.062323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w_c_1000000_wmin_1_wmax_c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w_c_1000000_wmin_1_wmax_c.ukp</text:p>
          </table:table-cell>
          <table:table-cell office:value-type="float" office:value="138376" calcext:value-type="float">
            <text:p>138376</text:p>
          </table:table-cell>
          <table:table-cell office:value-type="float" office:value="13588" calcext:value-type="float">
            <text:p>13588</text:p>
          </table:table-cell>
          <table:table-cell/>
          <table:table-cell office:value-type="string" calcext:value-type="string">
            <text:p>fw_c_1000000_wmin_1_wmax_c.ukp</text:p>
          </table:table-cell>
          <table:table-cell table:number-columns-repeated="2" office:value-type="float" office:value="18055505" calcext:value-type="float">
            <text:p>18055505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PLEX time to find optimal</text:p>
          </table:table-cell>
          <table:table-cell office:value-type="string" calcext:value-type="string">
            <text:p>CPLEX time to know that is optim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h_1000000.ukp</text:p>
          </table:table-cell>
          <table:table-cell office:value-type="string" calcext:value-type="string">
            <text:p>342.67~375.28</text:p>
          </table:table-cell>
          <table:table-cell office:value-type="string" calcext:value-type="string">
            <text:p>&gt;3030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saw_1000000.ukp</text:p>
          </table:table-cell>
          <table:table-cell office:value-type="string" calcext:value-type="string">
            <text:p>1648.57~1865.31</text:p>
          </table:table-cell>
          <table:table-cell office:value-type="string" calcext:value-type="string">
            <text:p>&gt;2964.44</text:p>
          </table:table-cell>
          <table:table-cell table:number-columns-repeated="2"/>
          <table:table-cell table:formula="of:=(24071100004008 - 24071100003986)/(24071100004008 + 0.0000000001)" office:value-type="float" office:value="0.000000000000913959062790519" calcext:value-type="float">
            <text:p>9.13959062790519E-013</text:p>
          </table:table-cell>
          <table:table-cell table:formula="of:=1/(2^64)" office:value-type="float" office:value="5.42101086242752E-020" calcext:value-type="float">
            <text:p>5.42101086242752E-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_1000000.ukp</text:p>
          </table:table-cell>
          <table:table-cell office:value-type="string" calcext:value-type="string">
            <text:p>&gt;881.82</text:p>
          </table:table-cell>
          <table:table-cell office:value-type="string" calcext:value-type="string">
            <text:p>&gt;2158.7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fhd_c_1000000_wmin_1_wmax_c.ukp</text:p>
          </table:table-cell>
          <table:table-cell office:value-type="string" calcext:value-type="string">
            <text:p>Simplex abandona problema sem encontrar solução ótima?!?</text:p>
            <text:p>A solução encontrada foi: 24071100003986, que é 22 unidades</text:p>
            <text:p>a menos que a solução ótima (encontrada pelo UKP5)</text:p>
          </table:table-cell>
          <table:table-cell table:number-columns-repeated="14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shapes>
          <draw:frame draw:z-index="0" draw:style-name="gr1" draw:text-style-name="P1" svg:width="160mm" svg:height="90.04mm" svg:x="0mm" svg:y="0mm">
            <draw:object draw:notify-on-update-of-ranges="Sheet1.A2:Sheet1.A15 Sheet1.B1:Sheet1.B1 Sheet1.B2:Sheet1.B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0.01mm" svg:y="94.82mm">
            <draw:object draw:notify-on-update-of-ranges="Sheet1.E2:Sheet1.E15 Sheet1.F1:Sheet1.F1 Sheet1.F2:Sheet1.F15 Sheet1.G1:Sheet1.G1 Sheet1.G2:Sheet1.G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182.02mm" svg:y="0mm">
            <draw:object draw:notify-on-update-of-ranges="Sheet1.I2:Sheet1.I15 Sheet1.J1:Sheet1.J1 Sheet1.J2:Sheet1.J15 Sheet1.K1:Sheet1.K1 Sheet1.K2:Sheet1.K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4:25:47.66038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5-11-13T17:59:29.921389150</dc:date>
    <meta:editing-duration>PT4H58M19S</meta:editing-duration>
    <meta:editing-cycles>6</meta:editing-cycles>
    <meta:generator>LibreOffice/4.4.6.3$Linux_X86_64 LibreOffice_project/40m0$Build-3</meta:generator>
    <meta:document-statistic meta:table-count="2" meta:cell-count="2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Sheet1.A1:Sheet1.C15" chart:data-source-has-labels="both" svg:x="0.32cm" svg:y="0.18cm" svg:width="10.082cm" svg:height="8.645cm">
          <chartooo:coordinate-region svg:x="2.875cm" svg:y="0.18cm" svg:width="6.421cm" svg:height="3.669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line">
            <chart:data-point chart:repeated="14"/>
          </chart:series>
          <chart:series chart:style-name="ch7" chart:values-cell-range-address="Sheet1.C2:Sheet1.C15" chart:label-cell-address="Sheet1.C1:Sheet1.C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A2:Sheet1.A15</svg:desc>
                </draw:g>
              </table:table-cell>
              <table:table-cell office:value-type="float" office:value="0.063439">
                <text:p>0.063439</text:p>
                <draw:g>
                  <svg:desc>Sheet1.B2:Sheet1.B15</svg:desc>
                </draw:g>
              </table:table-cell>
              <table:table-cell office:value-type="float" office:value="0.02667">
                <text:p>0.02667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0.096001">
                <text:p>0.0960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0.055848">
                <text:p>0.05584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90.471348">
                <text:p>90.47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24.826567">
                <text:p>24.826567</text:p>
              </table:table-cell>
              <table:table-cell office:value-type="float" office:value="55.02999">
                <text:p>55.02999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0.059064">
                <text:p>0.05906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0.065151">
                <text:p>0.0651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2.145601">
                <text:p>2.145601</text:p>
              </table:table-cell>
              <table:table-cell office:value-type="float" office:value="0.75667">
                <text:p>0.75667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0.309143">
                <text:p>0.309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0.063969">
                <text:p>0.0639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7.779086">
                <text:p>7.77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0.087649">
                <text:p>0.08764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0.066802">
                <text:p>0.0668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0.062323">
                <text:p>0.062323</text:p>
              </table:table-cell>
              <table:table-cell office:value-type="float" office:value="0.02667">
                <text:p>0.02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Sheet1.E1:Sheet1.G15" chart:data-source-has-labels="both" svg:x="0.32cm" svg:y="0.18cm" svg:width="9.922cm" svg:height="8.645cm">
          <chartooo:coordinate-region svg:x="0.941cm" svg:y="0.379cm" svg:width="8.928cm" svg:height="7.799cm"/>
          <chart:axis chart:dimension="x" chart:name="primary-x" chart:style-name="ch4" chartooo:axis-type="auto">
            <chart:categories table:cell-range-address="Sheet1.E2:Sheet1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5" chart:label-cell-address="Sheet1.F1:Sheet1.F1" chart:class="chart:scatter">
            <chart:data-point chart:repeated="14"/>
          </chart:series>
          <chart:series chart:style-name="ch7" chart:values-cell-range-address="Sheet1.G2:Sheet1.G15" chart:label-cell-address="Sheet1.G1:Sheet1.G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1.F1:Sheet1.F1</svg:desc>
                </draw:g>
              </table:table-cell>
              <table:table-cell office:value-type="string">
                <text:p>Pyasukp External Time (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E2:Sheet1.E15</svg:desc>
                </draw:g>
              </table:table-cell>
              <table:table-cell office:value-type="float" office:value="0.16">
                <text:p>0.16</text:p>
                <draw:g>
                  <svg:desc>Sheet1.F2:Sheet1.F15</svg:desc>
                </draw:g>
              </table:table-cell>
              <table:table-cell office:value-type="float" office:value="0.05">
                <text:p>0.05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0.19">
                <text:p>0.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90.59">
                <text:p>90.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24.93">
                <text:p>24.93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2.24">
                <text:p>2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0.41">
                <text:p>0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7.88">
                <text:p>7.88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Sheet1.I1:Sheet1.K15" chart:data-source-has-labels="both" svg:x="0.32cm" svg:y="0.18cm" svg:width="9.545cm" svg:height="8.645cm">
          <chartooo:coordinate-region svg:x="1.497cm" svg:y="0.379cm" svg:width="7.996cm" svg:height="7.799cm"/>
          <chart:axis chart:dimension="x" chart:name="primary-x" chart:style-name="ch4" chartooo:axis-type="auto">
            <chart:categories table:cell-range-address="Sheet1.I2:Sheet1.I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5" chart:label-cell-address="Sheet1.J1:Sheet1.J1" chart:class="chart:scatter">
            <chart:data-point chart:repeated="14"/>
          </chart:series>
          <chart:series chart:style-name="ch7" chart:values-cell-range-address="Sheet1.K2:Sheet1.K15" chart:label-cell-address="Sheet1.K1:Sheet1.K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J1:Sheet1.J1</svg:desc>
                </draw:g>
              </table:table-cell>
              <table:table-cell office:value-type="string">
                <text:p>Pyasukp Max Memory Use (Kb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I2:Sheet1.I15</svg:desc>
                </draw:g>
              </table:table-cell>
              <table:table-cell office:value-type="float" office:value="124284">
                <text:p>124284</text:p>
                <draw:g>
                  <svg:desc>Sheet1.J2:Sheet1.J15</svg:desc>
                </draw:g>
              </table:table-cell>
              <table:table-cell office:value-type="float" office:value="13504">
                <text:p>13504</text:p>
                <draw:g>
                  <svg:desc>Sheet1.K2:Sheet1.K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124376">
                <text:p>124376</text:p>
              </table:table-cell>
              <table:table-cell office:value-type="float" office:value="13532">
                <text:p>13532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137772">
                <text:p>137772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137820">
                <text:p>137820</text:p>
              </table:table-cell>
              <table:table-cell office:value-type="float" office:value="48984">
                <text:p>48984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137692">
                <text:p>137692</text:p>
              </table:table-cell>
              <table:table-cell office:value-type="float" office:value="66200">
                <text:p>66200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137760">
                <text:p>137760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138376">
                <text:p>138376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137728">
                <text:p>137728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137868">
                <text:p>137868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138464">
                <text:p>138464</text:p>
              </table:table-cell>
              <table:table-cell office:value-type="float" office:value="13572">
                <text:p>13572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137712">
                <text:p>137712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137776">
                <text:p>137776</text:p>
              </table:table-cell>
              <table:table-cell office:value-type="float" office:value="13644">
                <text:p>13644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138332">
                <text:p>138332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138376">
                <text:p>138376</text:p>
              </table:table-cell>
              <table:table-cell office:value-type="float" office:value="13588">
                <text:p>13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